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7cm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8" draw:style-name="gr4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9.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1.5707963267949) translate (11.334cm 4.273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954cm" svg:y="4.4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1.083cm" svg:height="1.434cm" svg:x="7.763cm" svg:y="5.83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1.325cm" svg:height="1.436cm" svg:x="17.613cm" svg:y="5.954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2.138cm" svg:height="1.012cm" draw:transform="rotate (1.5707963267949) translate (0.632cm 7.547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4" draw:text-style-name="P8" draw:layer="layout" svg:width="2.137cm" svg:height="1.011cm" svg:x="13.151cm" svg:y="2.6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2.129cm" svg:height="1.013cm" svg:x="4.018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6" draw:text-style-name="P8" draw:layer="layout" svg:width="2.13cm" svg:height="1.012cm" draw:transform="rotate (1.5707963267949) translate (8.509cm 7.743cm)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7" draw:text-style-name="P8" draw:layer="layout" svg:width="2.138cm" svg:height="1.012cm" draw:transform="rotate (1.5707963267949) translate (18.532cm 7.648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8" draw:text-style-name="P8" draw:layer="layout" svg:width="2.137cm" svg:height="1.011cm" svg:x="22.751cm" svg:y="1.3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2.83cm" svg:height="0.962cm" svg:x="13.208cm" svg:y="6.477cm">
          <draw:text-box>
            <text:p>Matrix B</text:p>
          </draw:text-box>
        </draw:frame>
        <draw:frame draw:style-name="gr20" draw:text-style-name="P10" draw:layer="layout" svg:width="2.864cm" svg:height="0.962cm" svg:x="22.536cm" svg:y="6.793cm">
          <draw:text-box>
            <text:p>Matrix C</text:p>
          </draw:text-box>
        </draw:frame>
        <draw:frame draw:style-name="gr21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22" draw:text-style-name="P11" draw:layer="layout" svg:width="5.386cm" svg:height="0.607cm" draw:transform="rotate (-1.5707963267949) translate (10.735cm 4.2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3" draw:text-style-name="P11" draw:layer="layout" svg:width="5.386cm" svg:height="0.607cm" draw:transform="rotate (-1.5707963267949) translate (11.337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4" draw:text-style-name="P11" draw:layer="layout" svg:width="5.386cm" svg:height="0.607cm" draw:transform="rotate (-1.5707963267949) translate (11.939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5" draw:text-style-name="P11" draw:layer="layout" svg:width="5.386cm" svg:height="0.607cm" draw:transform="rotate (-1.5707963267949) translate (12.541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0" draw:style-name="gr26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4" draw:style-name="gr27" draw:text-style-name="P11" draw:layer="layout" svg:width="2.685cm" svg:height="0.607cm" svg:x="11.494cm" svg:y="13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5" draw:style-name="gr28" draw:text-style-name="P11" draw:layer="layout" svg:width="2.687cm" svg:height="0.607cm" svg:x="11.492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6" draw:style-name="gr29" draw:text-style-name="P11" draw:layer="layout" svg:width="2.687cm" svg:height="0.607cm" svg:x="11.492cm" svg:y="11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7" draw:style-name="gr30" draw:text-style-name="P11" draw:layer="layout" svg:width="2.703cm" svg:height="0.607cm" svg:x="11.492cm" svg:y="11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3" draw:layer="layout" svg:width="4.432cm" svg:height="0.878cm" svg:x="12.151cm" svg:y="13.561cm">
          <draw:text-box>
            <text:p text:style-name="P12"><text:span text:style-name="T4">N1_A elements </text:span></text:p>
          </draw:text-box>
        </draw:frame>
        <draw:frame draw:style-name="gr32" draw:text-style-name="P14" draw:layer="layout" svg:width="1.205cm" svg:height="0.962cm" svg:x="10.249cm" svg:y="12.019cm">
          <draw:text-box>
            <text:p><text:span text:style-name="T5">L1</text:span></text:p>
          </draw:text-box>
        </draw:frame>
        <draw:custom-shape draw:name="Rectangle 9_0" draw:style-name="gr5" draw:text-style-name="P4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5" draw:text-style-name="P4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5" draw:text-style-name="P4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5" draw:text-style-name="P4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5" draw:text-style-name="P4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" draw:text-style-name="P4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5" draw:text-style-name="P4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6" draw:layer="layout" svg:width="4.867cm" svg:height="0.878cm" svg:x="11.769cm" svg:y="10.387cm">
          <draw:text-box>
            <text:p text:style-name="P15"><text:span text:style-name="T4">L0 blocks to copy</text:span></text:p>
          </draw:text-box>
        </draw:frame>
        <draw:custom-shape draw:name="Rectangle 13_8" draw:style-name="gr34" draw:text-style-name="P11" draw:layer="layout" svg:width="2.703cm" svg:height="0.607cm" svg:x="14.18cm" svg:y="11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9" draw:style-name="gr35" draw:text-style-name="P11" draw:layer="layout" svg:width="2.7cm" svg:height="0.607cm" svg:x="14.182cm" svg:y="11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0" draw:style-name="gr36" draw:text-style-name="P11" draw:layer="layout" svg:width="2.703cm" svg:height="0.607cm" svg:x="14.18cm" svg:y="12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1" draw:style-name="gr37" draw:text-style-name="P11" draw:layer="layout" svg:width="2.703cm" svg:height="0.607cm" svg:x="14.18cm" svg:y="13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7" draw:layer="layout" svg:width="2.915cm" svg:height="0.806cm" svg:x="19.846cm" svg:y="4.41cm">
          <draw:text-box>
            <text:p><text:span text:style-name="T6">Workgroup</text:span></text:p>
          </draw:text-box>
        </draw:frame>
        <draw:frame draw:style-name="gr39" draw:text-style-name="P14" draw:layer="layout" svg:width="3.211cm" svg:height="0.962cm" svg:x="12.562cm" svg:y="14.532cm">
          <draw:text-box>
            <text:p><text:span text:style-name="T5">shared_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3-01T15:35:28.873141642</dc:date>
    <meta:editing-duration>PT2H7M32S</meta:editing-duration>
    <meta:editing-cycles>19</meta:editing-cycles>
    <meta:generator>LibreOffice/7.3.7.2$Linux_X86_64 LibreOffice_project/30$Build-2</meta:generator>
    <meta:document-statistic meta:object-count="51"/>
  </office:meta>
</office:document-meta>
</file>